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 style:list-style-name="L1">
      <style:text-properties style:font-name="FreeSans"/>
    </style:style>
    <style:style style:name="P3" style:family="paragraph" style:parent-style-name="Standard" style:list-style-name="L1">
      <style:text-properties style:font-name="FreeSans"/>
    </style:style>
    <style:style style:name="P4" style:family="paragraph" style:parent-style-name="Standard" style:list-style-name="L1">
      <style:text-properties style:font-name="FreeSans"/>
    </style:style>
    <style:style style:name="P5" style:family="paragraph" style:parent-style-name="Standard" style:list-style-name="L2">
      <style:text-properties style:font-name="FreeSans"/>
    </style:style>
    <style:style style:name="P6" style:family="paragraph" style:parent-style-name="Standard" style:list-style-name="L2">
      <style:text-properties style:font-name="FreeSans"/>
    </style:style>
    <style:style style:name="P7" style:family="paragraph" style:parent-style-name="Standard" style:list-style-name="L2">
      <style:text-properties style:font-name="FreeSans"/>
    </style:style>
    <style:style style:name="P8" style:family="paragraph" style:parent-style-name="Standard" style:list-style-name="L2">
      <style:text-properties style:font-name="FreeSans"/>
    </style:style>
    <style:style style:name="P9" style:family="paragraph" style:parent-style-name="Standard" style:list-style-name="L2">
      <style:text-properties style:font-name="FreeSans"/>
    </style:style>
    <style:style style:name="P10" style:family="paragraph" style:parent-style-name="Standard" style:list-style-name="L2">
      <style:text-properties style:font-name="FreeSans"/>
    </style:style>
    <style:style style:name="P11" style:family="paragraph" style:parent-style-name="Standard" style:list-style-name="L2">
      <style:text-properties style:font-name="FreeSans"/>
    </style:style>
    <style:style style:name="P12" style:family="paragraph" style:parent-style-name="Standard" style:list-style-name="L2">
      <style:text-properties style:font-name="FreeSans"/>
    </style:style>
    <style:style style:name="P13" style:family="paragraph" style:parent-style-name="Standard" style:list-style-name="L2">
      <style:text-properties style:font-name="FreeSans"/>
    </style:style>
    <style:style style:name="P14" style:family="paragraph" style:parent-style-name="Standard" style:list-style-name="L2">
      <style:text-properties style:font-name="FreeSans"/>
    </style:style>
    <style:style style:name="P15" style:family="paragraph" style:parent-style-name="Standard" style:list-style-name="L2">
      <style:text-properties style:font-name="FreeSans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 de visionnement</text:p>
      <text:p text:style-name="P1"/>
      <text:p text:style-name="P1">Nom de l'arbitre visionné :</text:p>
      <text:p text:style-name="P1">Date du visionnement :</text:p>
      <text:p text:style-name="P1">Lieu du visionnement :</text:p>
      <text:p text:style-name="P1">Matchs visionnés :</text:p>
      <text:p text:style-name="P1"/>
      <text:p text:style-name="P1">Tenue de l'arbitre :</text:p>
      <text:list text:style-name="L1">
        <text:list-item>
          <text:p text:style-name="P2">maillot conforme :</text:p>
        </text:list-item>
        <text:list-item>
          <text:p text:style-name="P2">pantalon noir :</text:p>
        </text:list-item>
        <text:list-item>
          <text:p text:style-name="P2">chaussures noires :</text:p>
        </text:list-item>
      </text:list>
      <text:p text:style-name="P1"/>
      <text:p text:style-name="P1">L'arbitre était-il présent 15 minutes avant la rencontre ?</text:p>
      <text:p text:style-name="P1">L'arbitre a-t-il fait remplir la feuille de match au moins 3 minutes avant l'heure théorique de début de rencontre ?</text:p>
      <text:p text:style-name="P1">L'arbitre a-t-il vérifié la feuille de match (fermeture de la feuille, bonne inscription des nom, prénom et licence) avant le début de la rencontre ?</text:p>
      <text:p text:style-name="P1"/>
      <text:p text:style-name="P1">Si un maillot ou un short n'est pas conforme, l'arbitre l'a-t-il signalé ?</text:p>
      <text:p text:style-name="P1">L'arbitre a-t-il accepté un maillot avec un numéro &lt;4 ou &gt;99 ?</text:p>
      <text:p text:style-name="P1">L'arbitre a-t-il fait mettre les maillots des joueurs dans les shorts ?</text:p>
      <text:p text:style-name="P1">L'arbitre a-t-il fait retirer bijoux et autres ornements ?</text:p>
      <text:p text:style-name="P1">L'arbitre est-il sobre, en pleine possession de ses moyens ?</text:p>
      <text:p text:style-name="P1"/>
      <text:p text:style-name="P1">L'arbitre a-t-il parlé une autre langue que le français avec un joueur ?</text:p>
      <text:p text:style-name="P1">L'arbitre a-t-il fait respecter la règle des 24 secondes ?</text:p>
      <text:p text:style-name="P1">L'arbitre s'est-il fait influencé dans ses décisions par une équipes/des joueurs ?</text:p>
      <text:p text:style-name="P1">L'arbitre a-t-il contrôlé les licences ?</text:p>
      <text:p text:style-name="P1"/>
      <text:p text:style-name="P1">Sur une échelle de 1 à 5 :</text:p>
      <text:p text:style-name="P1"/>
      <text:list text:style-name="L2">
        <text:list-item>
          <text:p text:style-name="P5">position de l'arbitre par rapport à l'action :</text:p>
        </text:list-item>
        <text:list-item>
          <text:p text:style-name="P5">gestuelle des violations ou des fautes</text:p>
        </text:list-item>
        <text:list-item>
          <text:p text:style-name="P5">autorité sur le terrain</text:p>
        </text:list-item>
        <text:list-item>
          <text:p text:style-name="P5">justesse des explications</text:p>
        </text:list-item>
        <text:list-item>
          <text:p text:style-name="P5">implication dans le match</text:p>
        </text:list-item>
        <text:list-item>
          <text:p text:style-name="P5">communication avec l'autre arbitre</text:p>
        </text:list-item>
        <text:list-item>
          <text:p text:style-name="P5">politesse de l'arbitre</text:p>
        </text:list-item>
        <text:list-item>
          <text:p text:style-name="P5">capacité à gérer des situations difficiles (tension, bagarre, agressivité)</text:p>
        </text:list-item>
        <text:list-item>
          <text:p text:style-name="P5">cohérence de l'arbitre (avertissement suivi d'effet)</text:p>
        </text:list-item>
        <text:list-item>
          <text:p text:style-name="P5">impartialité de l'arbitre</text:p>
        </text:list-item>
        <text:list-item>
          <text:p text:style-name="P5">prestation globale</text:p>
        </text:list-item>
      </text:list>
      <text:p text:style-name="P1"/>
      <text:p text:style-name="P1">Commentaires :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aud</meta:initial-creator>
    <meta:creation-date>2009-02-24T11:11:44</meta:creation-date>
    <dc:creator>Renaud</dc:creator>
    <dc:date>2009-02-24T12:06:05</dc:date>
    <meta:editing-cycles>3</meta:editing-cycles>
    <meta:editing-duration>PT39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244" meta:character-count="1509"/>
  </office:meta>
</office:document-meta>
</file>